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4 distanceAlgorithm PROBABILITY Algorithms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4 distanceAlgorithm PROBABILITY Algorithms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1:22:40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